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List_20_Bullet">
      <style:paragraph-properties fo:line-height="100%"/>
    </style:style>
    <style:style style:name="P2" style:family="paragraph" style:parent-style-name="List_20_Bullet">
      <style:paragraph-properties fo:line-height="100%"/>
      <style:text-properties style:use-window-font-color="true" style:font-name="Arial" fo:font-size="5pt" style:font-size-asian="5pt" style:font-name-complex="Times New Roman1" style:font-size-complex="5pt"/>
    </style:style>
    <style:style style:name="P3" style:family="paragraph" style:parent-style-name="List_20_Bullet">
      <style:paragraph-properties fo:line-height="100%"/>
      <style:text-properties style:use-window-font-color="true" style:font-name="Arial" fo:font-style="italic" style:font-style-asian="italic" style:font-name-complex="Times New Roman1"/>
    </style:style>
    <style:style style:name="P4" style:family="paragraph" style:parent-style-name="List_20_Bullet">
      <style:paragraph-properties fo:line-height="100%"/>
      <style:text-properties style:use-window-font-color="true" style:font-name="Arial" fo:font-size="2pt" fo:font-weight="bold" style:font-size-asian="1.75pt" style:font-weight-asian="bold" style:font-name-complex="Times New Roman1" style:font-size-complex="2pt"/>
    </style:style>
    <style:style style:name="P5" style:family="paragraph" style:parent-style-name="List_20_Bullet">
      <style:paragraph-properties fo:line-height="100%"/>
      <style:text-properties style:use-window-font-color="true" style:font-name="Arial" fo:font-size="2pt" fo:font-weight="normal" officeooo:rsid="001952e4" officeooo:paragraph-rsid="001952e4" style:font-size-asian="1.75pt" style:font-weight-asian="normal" style:font-name-complex="Times New Roman1" style:font-size-complex="2pt" style:font-weight-complex="normal"/>
    </style:style>
    <style:style style:name="P6" style:family="paragraph" style:parent-style-name="List_20_Bullet">
      <style:paragraph-properties fo:line-height="100%"/>
      <style:text-properties style:use-window-font-color="true" style:font-name="Arial" fo:font-size="2pt" fo:font-weight="normal" officeooo:paragraph-rsid="001952e4" style:font-size-asian="1.75pt" style:font-weight-asian="normal" style:font-name-complex="Times New Roman1" style:font-size-complex="2pt" style:font-weight-complex="normal"/>
    </style:style>
    <style:style style:name="P7" style:family="paragraph" style:parent-style-name="List_20_Bullet">
      <style:paragraph-properties fo:line-height="100%"/>
      <style:text-properties style:use-window-font-color="true" style:font-name="Arial" fo:font-size="10pt" fo:font-style="italic" officeooo:rsid="001952e4" officeooo:paragraph-rsid="001952e4" style:font-size-asian="10pt" style:font-style-asian="italic" style:font-name-complex="Times New Roman1" style:font-size-complex="10pt"/>
    </style:style>
    <style:style style:name="P8" style:family="paragraph" style:parent-style-name="List_20_Bullet">
      <style:paragraph-properties fo:line-height="100%"/>
      <style:text-properties style:use-window-font-color="true" style:font-name="Arial" fo:font-size="10pt" fo:font-style="italic" officeooo:paragraph-rsid="001952e4" style:font-size-asian="10pt" style:font-style-asian="italic" style:font-name-complex="Times New Roman1" style:font-size-complex="10pt"/>
    </style:style>
    <style:style style:name="P9" style:family="paragraph" style:parent-style-name="List_20_Bullet">
      <style:paragraph-properties fo:line-height="100%"/>
      <style:text-properties style:use-window-font-color="true" style:font-name="Arial" fo:font-size="4pt" fo:font-weight="bold" officeooo:paragraph-rsid="001952e4" style:font-size-asian="3.5pt" style:font-weight-asian="bold" style:font-name-complex="Times New Roman1" style:font-size-complex="4pt" style:font-weight-complex="bold"/>
    </style:style>
    <style:style style:name="P10" style:family="paragraph" style:parent-style-name="List_20_Bullet">
      <style:paragraph-properties fo:line-height="100%"/>
      <style:text-properties style:use-window-font-color="true" style:font-name="Arial" officeooo:paragraph-rsid="001952e4" style:font-name-complex="Times New Roman1"/>
    </style:style>
    <style:style style:name="P11" style:family="paragraph" style:parent-style-name="List_20_Bullet">
      <style:paragraph-properties fo:line-height="100%"/>
      <style:text-properties style:font-name="Arial"/>
    </style:style>
    <style:style style:name="P12" style:family="paragraph" style:parent-style-name="List_20_Bullet">
      <style:paragraph-properties fo:line-height="100%"/>
      <style:text-properties style:font-name="Arial" officeooo:paragraph-rsid="001952e4"/>
    </style:style>
    <style:style style:name="P13" style:family="paragraph" style:parent-style-name="List_20_Bullet">
      <style:paragraph-properties fo:line-height="100%">
        <style:tab-stops>
          <style:tab-stop style:position="7.5in" style:type="right"/>
        </style:tab-stops>
      </style:paragraph-properties>
      <style:text-properties style:font-name="Arial"/>
    </style:style>
    <style:style style:name="P14" style:family="paragraph" style:parent-style-name="List_20_Bullet">
      <loext:graphic-properties draw:fill="none" draw:fill-color="#ffffff" draw:opacity="100%"/>
      <style:paragraph-properties fo:line-height="100%" fo:background-color="transparent"/>
      <style:text-properties style:font-name="Arial"/>
    </style:style>
    <style:style style:name="P15" style:family="paragraph" style:parent-style-name="List_20_Bullet">
      <style:paragraph-properties fo:line-height="100%"/>
      <style:text-properties style:font-name="Arial" fo:font-size="10pt" officeooo:paragraph-rsid="001952e4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use-window-font-color="true" style:font-name="Arial" fo:font-size="8pt" style:text-underline-style="none" fo:font-weight="bold" style:font-size-asian="8pt" style:font-weight-asian="bold" style:font-name-complex="Times New Roman1" style:font-size-complex="8pt"/>
    </style:style>
    <style:style style:name="P18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12.5pt" fo:font-weight="bold" style:font-size-asian="12.5pt" style:font-weight-asian="bold" style:font-name-complex="Times New Roman1" style:font-size-complex="12.5pt"/>
    </style:style>
    <style:style style:name="P19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style:use-window-font-color="true" style:font-name="Arial" fo:font-size="5pt" fo:font-weight="bold" style:font-size-asian="5pt" style:font-weight-asian="bold" style:font-name-complex="Times New Roman1" style:font-size-complex="5pt"/>
    </style:style>
    <style:style style:name="P20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style:font-size-asian="13.5pt" style:font-weight-asian="bold" style:font-name-complex="Times New Roman1" style:font-size-complex="13.5pt"/>
    </style:style>
    <style:style style:name="P21" style:family="paragraph" style:parent-style-name="List_20_Bullet">
      <style:paragraph-properties fo:line-height="100%" fo:padding-left="0in" fo:padding-right="0in" fo:padding-top="0in" fo:padding-bottom="0.0138in" fo:border-left="none" fo:border-right="none" fo:border-top="none" fo:border-bottom="0.51pt solid #000000"/>
      <style:text-properties fo:color="#2a6099" style:font-name="Arial" fo:font-size="13.5pt" fo:font-weight="bold" officeooo:paragraph-rsid="001952e4" style:font-size-asian="13.5pt" style:font-weight-asian="bold" style:font-name-complex="Times New Roman1" style:font-size-complex="13.5pt"/>
    </style:style>
    <style:style style:name="P22" style:family="paragraph" style:parent-style-name="List_20_Bullet">
      <style:paragraph-properties fo:margin-left="0.3in" fo:margin-right="0in" fo:line-height="100%" fo:text-indent="0.2in" style:auto-text-indent="false"/>
      <style:text-properties style:use-window-font-color="true" style:font-name="Arial" fo:font-size="5pt" style:font-size-asian="5pt" style:font-name-complex="Times New Roman1" style:font-size-complex="5pt"/>
    </style:style>
    <style:style style:name="P2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Arial" fo:font-size="26pt" fo:font-weight="bold" style:font-size-asian="26pt" style:font-weight-asian="bold" style:font-name-complex="Times New Roman1" style:font-size-complex="26pt"/>
    </style:style>
    <style:style style:name="P24" style:family="paragraph" style:parent-style-name="List_20_Bullet" style:list-style-name="WWNum3">
      <style:paragraph-properties fo:line-height="100%"/>
      <style:text-properties style:font-name="Arial"/>
    </style:style>
    <style:style style:name="P25" style:family="paragraph" style:parent-style-name="List_20_Bullet" style:list-style-name="WWNum1">
      <style:paragraph-properties fo:line-height="100%"/>
      <style:text-properties style:font-name="Arial" officeooo:paragraph-rsid="001952e4"/>
    </style:style>
    <style:style style:name="P26" style:family="paragraph" style:parent-style-name="List_20_Bullet" style:list-style-name="WWNum2">
      <style:paragraph-properties fo:line-height="100%"/>
      <style:text-properties style:font-name="Arial"/>
    </style:style>
    <style:style style:name="P27" style:family="paragraph" style:parent-style-name="List_20_Bullet" style:list-style-name="WWNum1">
      <style:paragraph-properties fo:line-height="100%"/>
      <style:text-properties style:font-name="Arial" fo:font-weight="normal" officeooo:rsid="001952e4" officeooo:paragraph-rsid="001952e4" style:font-weight-asian="normal" style:font-weight-complex="normal"/>
    </style:style>
    <style:style style:name="P28" style:family="paragraph" style:parent-style-name="List_20_Bullet" style:list-style-name="WWNum1">
      <style:paragraph-properties fo:line-height="100%"/>
      <style:text-properties style:font-name="Arial" fo:font-weight="normal" officeooo:rsid="001e745d" officeooo:paragraph-rsid="001e745d" style:font-weight-asian="normal" style:font-weight-complex="normal"/>
    </style:style>
    <style:style style:name="P29" style:family="paragraph" style:parent-style-name="List_20_Bullet" style:list-style-name="WWNum1">
      <style:paragraph-properties fo:line-height="100%"/>
      <style:text-properties style:font-name="Arial" fo:font-weight="normal" officeooo:paragraph-rsid="001952e4" style:font-weight-asian="normal" style:font-weight-complex="normal"/>
    </style:style>
    <style:style style:name="P30" style:family="paragraph" style:parent-style-name="List_20_Bullet" style:list-style-name="WWNum1">
      <style:paragraph-properties fo:line-height="100%"/>
      <style:text-properties officeooo:paragraph-rsid="001952e4"/>
    </style:style>
    <style:style style:name="P31" style:family="paragraph" style:parent-style-name="List_20_Bullet" style:list-style-name="WWNum2">
      <style:paragraph-properties fo:line-height="100%"/>
      <style:text-properties style:use-window-font-color="true" style:font-name="Arial" style:language-asian="en" style:country-asian="US" style:font-name-complex="Times New Roman1"/>
    </style:style>
    <style:style style:name="P32" style:family="paragraph" style:parent-style-name="List_20_Bullet" style:list-style-name="WWNum1">
      <style:paragraph-properties fo:line-height="100%"/>
      <style:text-properties style:use-window-font-color="true" style:font-name="Arial" officeooo:rsid="001e8cda" officeooo:paragraph-rsid="001e8cda" style:font-name-asian="Calibri1" style:language-asian="ja" style:country-asian="JP" style:font-name-complex="Times New Roman1"/>
    </style:style>
    <style:style style:name="T1" style:family="text">
      <style:text-properties style:use-window-font-color="true" fo:font-style="italic" fo:font-weight="bold" style:font-style-asian="italic" style:font-weight-asian="bold" style:font-name-complex="Times New Roman1" style:font-style-complex="italic"/>
    </style:style>
    <style:style style:name="T2" style:family="text">
      <style:text-properties style:use-window-font-color="true" fo:font-style="italic" fo:font-weight="bold" style:font-style-asian="italic" style:font-weight-asian="bold" style:font-name-complex="Times New Roman1" style:font-style-complex="italic" style:font-weight-complex="bold"/>
    </style:style>
    <style:style style:name="T3" style:family="text">
      <style:text-properties style:use-window-font-color="true" fo:font-style="italic" fo:font-weight="bold" officeooo:rsid="001e745d" style:font-style-asian="italic" style:font-weight-asian="bold" style:font-name-complex="Times New Roman1" style:font-style-complex="italic" style:font-weight-complex="bold"/>
    </style:style>
    <style:style style:name="T4" style:family="text">
      <style:text-properties style:use-window-font-color="true" fo:font-style="italic" fo:font-weight="bold" style:font-style-asian="italic" style:font-weight-asian="bold" style:font-name-complex="Times New Roman1" style:font-weight-complex="bold"/>
    </style:style>
    <style:style style:name="T5" style:family="text">
      <style:text-properties style:use-window-font-color="true" fo:font-style="italic" fo:font-weight="bold" officeooo:rsid="0013dded" style:font-style-asian="italic" style:font-weight-asian="bold" style:font-name-complex="Times New Roman1" style:font-weight-complex="bold"/>
    </style:style>
    <style:style style:name="T6" style:family="text">
      <style:text-properties style:use-window-font-color="true" fo:font-style="italic" style:font-style-asian="italic" style:font-name-complex="Times New Roman1"/>
    </style:style>
    <style:style style:name="T7" style:family="text">
      <style:text-properties style:use-window-font-color="true" fo:font-style="italic" style:font-style-asian="italic" style:font-name-complex="Times New Roman1" style:font-style-complex="italic"/>
    </style:style>
    <style:style style:name="T8" style:family="text">
      <style:text-properties style:use-window-font-color="true" fo:font-style="italic" officeooo:rsid="0013dded" style:font-style-asian="italic" style:font-name-complex="Times New Roman1" style:font-style-complex="italic"/>
    </style:style>
    <style:style style:name="T9" style:family="text">
      <style:text-properties style:use-window-font-color="true" fo:font-style="italic" officeooo:rsid="00192c3d" style:font-style-asian="italic" style:font-name-complex="Times New Roman1" style:font-style-complex="italic"/>
    </style:style>
    <style:style style:name="T10" style:family="text">
      <style:text-properties style:use-window-font-color="true" fo:font-style="italic" officeooo:rsid="001db94a" style:font-style-asian="italic" style:font-name-complex="Times New Roman1" style:font-style-complex="italic"/>
    </style:style>
    <style:style style:name="T11" style:family="text">
      <style:text-properties style:use-window-font-color="true" fo:font-style="italic" officeooo:rsid="002074e3" style:font-style-asian="italic" style:font-name-complex="Times New Roman1" style:font-style-complex="italic"/>
    </style:style>
    <style:style style:name="T12" style:family="text">
      <style:text-properties style:use-window-font-color="true" fo:font-style="italic" officeooo:rsid="00192c3d" style:font-style-asian="italic" style:font-name-complex="Times New Roman1"/>
    </style:style>
    <style:style style:name="T13" style:family="text">
      <style:text-properties style:use-window-font-color="true" fo:font-style="italic" officeooo:rsid="001952e4" style:font-style-asian="italic" style:font-name-complex="Times New Roman1"/>
    </style:style>
    <style:style style:name="T14" style:family="text">
      <style:text-properties style:use-window-font-color="true" fo:font-style="italic" officeooo:rsid="001e745d" style:font-style-asian="italic" style:font-name-complex="Times New Roman1"/>
    </style:style>
    <style:style style:name="T15" style:family="text">
      <style:text-properties style:use-window-font-color="true" fo:font-weight="bold" style:font-weight-asian="bold" style:font-name-complex="Times New Roman1"/>
    </style:style>
    <style:style style:name="T16" style:family="text">
      <style:text-properties style:use-window-font-color="true" fo:font-weight="bold" style:font-weight-asian="bold" style:font-name-complex="Times New Roman1" style:font-weight-complex="bold"/>
    </style:style>
    <style:style style:name="T17" style:family="text">
      <style:text-properties style:use-window-font-color="true" fo:font-weight="bold" officeooo:rsid="001952e4" style:font-weight-asian="bold" style:font-name-complex="Times New Roman1" style:font-weight-complex="bold"/>
    </style:style>
    <style:style style:name="T18" style:family="text">
      <style:text-properties style:use-window-font-color="true" fo:font-weight="bold" officeooo:rsid="001db94a" style:font-weight-asian="bold" style:font-name-complex="Times New Roman1"/>
    </style:style>
    <style:style style:name="T19" style:family="text">
      <style:text-properties style:use-window-font-color="true" fo:font-weight="bold" style:language-asian="en" style:country-asian="US" style:font-weight-asian="bold" style:font-name-complex="Times New Roman1" style:font-weight-complex="bold"/>
    </style:style>
    <style:style style:name="T20" style:family="text">
      <style:text-properties style:use-window-font-color="true" style:font-name-complex="Times New Roman1"/>
    </style:style>
    <style:style style:name="T21" style:family="text">
      <style:text-properties style:use-window-font-color="true" officeooo:rsid="00156e62" style:font-name-complex="Times New Roman1"/>
    </style:style>
    <style:style style:name="T22" style:family="text">
      <style:text-properties style:use-window-font-color="true" officeooo:rsid="00192c3d" style:font-name-complex="Times New Roman1"/>
    </style:style>
    <style:style style:name="T23" style:family="text">
      <style:text-properties style:use-window-font-color="true" officeooo:rsid="001a3aa0" style:font-name-complex="Times New Roman1"/>
    </style:style>
    <style:style style:name="T24" style:family="text">
      <style:text-properties style:use-window-font-color="true" officeooo:rsid="001c1aac" style:font-name-complex="Times New Roman1"/>
    </style:style>
    <style:style style:name="T25" style:family="text">
      <style:text-properties style:use-window-font-color="true" officeooo:rsid="001e745d" style:font-name-complex="Times New Roman1"/>
    </style:style>
    <style:style style:name="T26" style:family="text">
      <style:text-properties style:use-window-font-color="true" style:language-asian="en" style:country-asian="US" style:font-name-complex="Times New Roman1"/>
    </style:style>
    <style:style style:name="T27" style:family="text">
      <style:text-properties style:use-window-font-color="true" style:font-name="Arial" fo:font-style="italic" style:font-style-asian="italic" style:font-name-complex="Times New Roman1"/>
    </style:style>
    <style:style style:name="T28" style:family="text">
      <style:text-properties style:use-window-font-color="true" style:font-name="Arial" fo:font-weight="bold" style:font-weight-asian="bold" style:font-name-complex="Times New Roman1"/>
    </style:style>
    <style:style style:name="T29" style:family="text">
      <style:text-properties style:use-window-font-color="true" style:font-name="Arial" fo:font-weight="bold" style:font-weight-asian="bold" style:font-name-complex="Times New Roman1" style:font-weight-complex="bold"/>
    </style:style>
    <style:style style:name="T30" style:family="text">
      <style:text-properties style:use-window-font-color="true" style:font-name="Arial" fo:font-size="9pt" fo:font-style="italic" style:text-underline-style="none" style:font-size-asian="9pt" style:font-style-asian="italic" style:font-name-complex="Times New Roman1" style:font-size-complex="9pt" style:font-style-complex="italic"/>
    </style:style>
    <style:style style:name="T31" style:family="text">
      <style:text-properties style:use-window-font-color="true" style:font-name="Arial" style:text-underline-style="none" fo:font-weight="bold" style:font-weight-asian="bold" style:font-name-complex="Times New Roman1"/>
    </style:style>
    <style:style style:name="T32" style:family="text">
      <style:text-properties style:use-window-font-color="true" style:font-name="Arial" fo:font-size="11pt" fo:font-style="italic" style:text-underline-style="none" fo:font-weight="bold" style:font-size-asian="11pt" style:font-style-asian="italic" style:font-weight-asian="bold" style:font-name-complex="Times New Roman1" style:font-size-complex="11pt" style:font-style-complex="italic"/>
    </style:style>
    <style:style style:name="T33" style:family="text">
      <style:text-properties style:use-window-font-color="true" style:font-name="Arial" style:font-name-complex="Times New Roman1"/>
    </style:style>
    <style:style style:name="T34" style:family="text">
      <style:text-properties style:use-window-font-color="true" fo:font-size="10pt" fo:font-style="italic" fo:font-weight="bold" style:font-size-asian="10pt" style:font-style-asian="italic" style:font-weight-asian="bold" style:font-name-complex="Times New Roman1" style:font-size-complex="10pt" style:font-weight-complex="bold"/>
    </style:style>
    <style:style style:name="T35" style:family="text">
      <style:text-properties style:use-window-font-color="true" fo:font-size="10pt" fo:font-style="italic" style:font-size-asian="10pt" style:font-style-asian="italic" style:font-name-complex="Times New Roman1" style:font-size-complex="10pt"/>
    </style:style>
    <style:style style:name="T36" style:family="text">
      <style:text-properties style:use-window-font-color="true" fo:font-weight="normal" officeooo:rsid="001952e4" style:font-weight-asian="normal" style:font-name-complex="Times New Roman1" style:font-weight-complex="normal"/>
    </style:style>
    <style:style style:name="T37" style:family="text">
      <style:text-properties style:font-name="Arial" fo:font-size="10pt" fo:font-style="italic" fo:font-weight="bold" style:font-size-asian="10pt" style:font-style-asian="italic" style:font-weight-asian="bold" style:font-name-complex="Times New Roman1" style:font-size-complex="10pt" style:font-style-complex="italic"/>
    </style:style>
    <style:style style:name="T38" style:family="text">
      <style:text-properties style:font-name="Arial" fo:font-size="11pt" fo:font-style="italic" fo:font-weight="bold" style:font-size-asian="11pt" style:font-style-asian="italic" style:font-weight-asian="bold" style:font-name-complex="Times New Roman1" style:font-size-complex="11pt" style:font-style-complex="italic"/>
    </style:style>
    <style:style style:name="T39" style:family="text">
      <style:text-properties style:font-name="Arial" fo:font-size="11pt" fo:font-style="italic" fo:font-weight="bold" officeooo:rsid="0013dded" style:font-size-asian="11pt" style:font-style-asian="italic" style:font-weight-asian="bold" style:font-name-complex="Times New Roman1" style:font-size-complex="11pt" style:font-style-complex="italic"/>
    </style:style>
    <style:style style:name="T40" style:family="text">
      <style:text-properties fo:color="#2a6099" fo:font-size="13.5pt" style:font-size-asian="13.5pt" style:font-size-complex="13.5pt"/>
    </style:style>
    <style:style style:name="T41" style:family="text">
      <style:text-properties officeooo:rsid="001e745d"/>
    </style:style>
    <style:style style:name="T42" style:family="text">
      <style:text-properties fo:font-size="10pt" fo:font-style="italic" style:font-size-asian="10pt" style:font-style-asian="italic" style:font-size-complex="10pt"/>
    </style:style>
    <style:style style:name="T43" style:family="text">
      <style:text-properties fo:font-size="10pt" fo:font-style="italic" officeooo:rsid="001952e4" style:font-size-asian="10pt" style:font-style-asian="italic" style:font-size-complex="10pt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074e3" style:font-weight-asian="bold" style:font-weight-complex="bold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officeooo:rsid="002074e3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Hlk31393380"/>Loc Vu</text:p>
      <text:p text:style-name="P16"><text:a xlink:type="simple" xlink:href="mailto:vhploc@gmail.com" text:style-name="Internet_20_link" text:visited-style-name="Visited_20_Internet_20_Link"><text:span text:style-name="T38">vhploc@</text:span></text:a><text:a xlink:type="simple" xlink:href="mailto:vhploc@gmail.com" text:style-name="Internet_20_link" text:visited-style-name="Visited_20_Internet_20_Link"><text:span text:style-name="T39">gmail.com</text:span></text:a><text:span text:style-name="Internet_20_link"><text:span text:style-name="T32"> <text:s text:c="5"/></text:span></text:span><text:a xlink:type="simple" xlink:href="https://github.com/loc-vu" text:style-name="Internet_20_link" text:visited-style-name="Visited_20_Internet_20_Link"><text:span text:style-name="T38">github.com/loc-vu</text:span></text:a><text:span text:style-name="Internet_20_link"><text:span text:style-name="T32"> <text:s text:c="5"/></text:span></text:span><text:a xlink:type="simple" xlink:href="https://www.linkedin.com/in/loc-vu" text:style-name="Internet_20_link" text:visited-style-name="Visited_20_Internet_20_Link"><text:span text:style-name="T38">linkedin.com/in/loc-vu</text:span></text:a><text:span text:style-name="T38"> <text:s text:c="5"/>(619) 873-5773</text:span><text:span text:style-name="T37"> </text:span></text:p>
      <text:p text:style-name="P17"/>
      <text:p text:style-name="P20">EDUCATION</text:p>
      <text:p text:style-name="P11"><text:span text:style-name="T15">University of California, San </text:span><text:span text:style-name="T18">Diego</text:span><text:span text:style-name="T15"><text:tab/><text:tab/><text:tab/><text:tab/><text:tab/><text:tab/><text:tab/></text:span><text:span text:style-name="T1">Expected June</text:span><text:span text:style-name="T2"> 2022</text:span></text:p>
      <text:p text:style-name="P14"><text:span text:style-name="T7">B.S Computer </text:span><text:span text:style-name="T9">Science</text:span><text:span text:style-name="T7"> <text:tab/><text:tab/><text:tab/><text:tab/><text:tab/><text:tab/><text:tab/><text:tab/><text:tab/><text:tab/> <text:s text:c="5"/></text:span><text:span text:style-name="T2">GPA: 3.</text:span><text:span text:style-name="T3">78</text:span></text:p>
      <text:list xml:id="list1888157193" text:style-name="WWNum3">
        <text:list-item>
          <text:p text:style-name="P24"><text:span text:style-name="T20">Relevant Courses: Data Science in Practice, </text:span><text:span text:style-name="T21">Linear </text:span><text:span text:style-name="T22">Algebra</text:span><text:span text:style-name="T21">, </text:span><text:span text:style-name="T25">Statistical Methods, </text:span><text:span text:style-name="T20">Object-Oriented Design, Software, Theory of Computation, Advance Data Structures, </text:span><text:span text:style-name="T23">Software Engi</text:span><text:span text:style-name="T24">n</text:span><text:span text:style-name="T23">eering</text:span></text:p>
        </text:list-item>
      </text:list>
      <text:p text:style-name="P22"/>
      <text:p text:style-name="P21">EXPERIENCE</text:p>
      <text:p text:style-name="P12"><text:span text:style-name="T17">Project Lead</text:span><text:span text:style-name="T16"><text:tab/><text:tab/><text:tab/><text:tab/></text:span><text:span text:style-name="T6"><text:tab/></text:span><text:span text:style-name="T15"><text:tab/><text:tab/></text:span><text:span text:style-name="T20"><text:tab/> <text:s text:c="7"/><text:tab/><text:tab/> <text:s text:c="3"/></text:span><text:span text:style-name="T7">January 2019 – </text:span><text:span text:style-name="T11">June 2020</text:span></text:p>
      <text:p text:style-name="P7">Project: YouTube <text:span text:style-name="T41">Video Title Classification and Generation</text:span></text:p>
      <text:p text:style-name="P10"><text:span text:style-name="T43">Organization</text:span><text:span text:style-name="T42">: </text:span><text:span text:style-name="T43">Data Science Student Society</text:span></text:p>
      <text:list xml:id="list3111240406" text:style-name="WWNum1">
        <text:list-item>
          <text:p text:style-name="P25"><text:span text:style-name="T20">Utilizing </text:span><text:span text:style-name="T16">Naïve Bayes, </text:span><text:span text:style-name="T17">Random Forest, Linear SVM, and Logistic Regression </text:span><text:span text:style-name="T36">as base models for </text:span><text:span text:style-name="T17">NLP</text:span></text:p>
        </text:list-item>
        <text:list-item>
          <text:p text:style-name="P27"><text:span text:style-name="T20">Initial results show </text:span><text:span text:style-name="T16">86% - 99%</text:span><text:span text:style-name="T20"> </text:span><text:span text:style-name="T23">model accuracy</text:span></text:p>
        </text:list-item>
        <text:list-item>
          <text:p text:style-name="P28"><text:span text:style-name="T23">P</text:span><text:span text:style-name="T20">erformed text generation using </text:span><text:span text:style-name="T16">LSTM</text:span><text:span text:style-name="T20"> on YouTube Titles</text:span></text:p>
        </text:list-item>
      </text:list>
      <text:p text:style-name="P5"/>
      <text:p text:style-name="P12"><text:span text:style-name="T17">Software Developer</text:span><text:span text:style-name="T16"><text:tab/><text:tab/><text:tab/><text:tab/></text:span><text:span text:style-name="T6"><text:tab/></text:span><text:span text:style-name="T15"><text:tab/><text:tab/></text:span><text:span text:style-name="T20"><text:tab/> <text:s text:c="9"/><text:tab/> <text:s text:c="4"/></text:span><text:span text:style-name="T7">November 2019 – Present</text:span><text:span text:style-name="T6"> </text:span></text:p>
      <text:p text:style-name="P7">Project: GreenPoint Rated</text:p>
      <text:p text:style-name="P15"><text:span text:style-name="T13">Organization</text:span><text:span text:style-name="T6">: </text:span><text:span text:style-name="T13">Triton Software Engineering</text:span><text:span text:style-name="T6"> </text:span></text:p>
      <text:list xml:id="list210706823088756" text:continue-numbering="true" text:style-name="WWNum1">
        <text:list-item>
          <text:p text:style-name="P25"><text:span text:style-name="T20">Developing a mobile for </text:span><text:span text:style-name="T16">Build It Green</text:span><text:span text:style-name="T20"> to track the carbon emissions of a given household and incentivize homeowners to pursue greener alternatives</text:span></text:p>
        </text:list-item>
        <text:list-item>
          <text:p text:style-name="P29"><text:span text:style-name="T20">Utilizing </text:span><text:span text:style-name="T16">Node.js</text:span><text:span text:style-name="T20"> and </text:span><text:span text:style-name="T16">React Native</text:span><text:span text:style-name="T20"> for cross-platform compatibles</text:span></text:p>
        </text:list-item>
      </text:list>
      <text:p text:style-name="P6"/>
      <text:p text:style-name="P12"><text:span text:style-name="T15">Patent Research Assistant Intern<text:tab/></text:span><text:span text:style-name="T20"><text:tab/><text:tab/><text:tab/><text:tab/><text:tab/><text:tab/></text:span><text:span text:style-name="T6">May 2019 – September 2019 <text:s/></text:span><text:bookmark text:name="_Hlk20223500"/></text:p>
      <text:p text:style-name="P8">Company: TuSimple, Inc.</text:p>
      <text:list xml:id="list210706232793467" text:continue-numbering="true" text:style-name="WWNum1">
        <text:list-item>
          <text:p text:style-name="P25"><text:span text:style-name="T20">Researched </text:span><text:span text:style-name="T16">over 1000</text:span><text:span text:style-name="T20"> existing patents related to autonomous vehicles using </text:span><text:span text:style-name="T16">Google Patent</text:span><text:span text:style-name="T20"> and </text:span><text:span text:style-name="T16">USPTO Database</text:span><text:span text:style-name="T20"> in order to categorize the technical focus of competitors</text:span></text:p>
        </text:list-item>
        <text:list-item>
          <text:p text:style-name="P30"><text:span text:style-name="T33">Established and </text:span><text:span text:style-name="T29">maintained a database</text:span><text:span text:style-name="T33"> of related competitor patents to effectiv</text:span><text:bookmark text:name="_GoBack"/><text:span text:style-name="T33">ely characterize the current landscape of a specific </text:span><text:span text:style-name="T29">patent technical area</text:span></text:p>
        </text:list-item>
      </text:list>
      <text:p text:style-name="P9"/>
      <text:p text:style-name="P20">PROJECTS</text:p>
      <text:p text:style-name="P1"><text:a xlink:type="simple" xlink:href="https://github.com/loc-vu/patent-scraper" text:style-name="Internet_20_link" text:visited-style-name="Visited_20_Internet_20_Link"><text:span text:style-name="T31">Patent Scraper</text:span></text:a><text:span text:style-name="T28"> <text:tab/><text:tab/><text:tab/><text:tab/><text:tab/><text:tab/><text:tab/><text:tab/><text:tab/> </text:span><text:span text:style-name="T27">July 2019 – September 2019 </text:span></text:p>
      <text:p text:style-name="P1"><text:a xlink:type="simple" xlink:href="https://github.com/loc-vu%20/patent-scraper" text:style-name="Internet_20_link" text:visited-style-name="Visited_20_Internet_20_Link"><text:span text:style-name="T30">Python,</text:span></text:a><text:span text:style-name="Internet_20_link"><text:span text:style-name="T30"> IPython, Google Drive API, PatentView API</text:span></text:span></text:p>
      <text:list xml:id="list2162948318" text:style-name="WWNum2">
        <text:list-item>
          <text:p text:style-name="P26"><text:span text:style-name="T26">Utilized </text:span><text:span text:style-name="T19">PatentView API</text:span><text:span text:style-name="T26"> to scrape information from </text:span><text:span text:style-name="T19">USPTO Database</text:span><text:span text:style-name="T26"> and generate a corresponding CSV file, uploaded to cloud using </text:span><text:span text:style-name="T19">Google Drive API</text:span><text:span text:style-name="T26"> </text:span></text:p>
        </text:list-item>
        <text:list-item>
          <text:p text:style-name="P26"><text:span text:style-name="T19">Automated</text:span><text:span text:style-name="T26"> the processes of collecting and generating a patent landscape to increase search efficiency and eliminate the need for manual searches</text:span></text:p>
        </text:list-item>
      </text:list>
      <text:p text:style-name="P4"/>
      <text:p text:style-name="P1"><text:span text:style-name="T28">Robocall</text:span><text:span text:style-name="Internet_20_link"><text:span text:style-name="T31"> Analysis</text:span></text:span><text:span text:style-name="T28"> <text:tab/><text:tab/> <text:tab/><text:tab/><text:tab/><text:tab/><text:tab/><text:tab/> <text:s/></text:span><text:span text:style-name="T27">September 2019 – December 2019 </text:span></text:p>
      <text:p text:style-name="P1"><text:span text:style-name="Internet_20_link"><text:span text:style-name="T30">Python, IPython, FCC API</text:span></text:span></text:p>
      <text:list xml:id="list210705501344164" text:continue-numbering="true" text:style-name="WWNum2">
        <text:list-item>
          <text:p text:style-name="P26"><text:span text:style-name="T20">Analyzed </text:span><text:span text:style-name="T16">1.6 million FCC Unwanted Call</text:span><text:span text:style-name="T20"> complaints from 2014-2019 to explore possible trends through generating visualization using </text:span><text:span text:style-name="T16">matplotlib</text:span><text:span text:style-name="T20"> and evaluating </text:span><text:span text:style-name="T16">linear regression</text:span><text:span text:style-name="T20"> R-squared values</text:span></text:p>
        </text:list-item>
        <text:list-item>
          <text:p text:style-name="P31">Concluded no distinguishable trends in robocall activities expect increased quantity in more populated areas</text:p>
        </text:list-item>
      </text:list>
      <text:p text:style-name="P2"/>
      <text:p text:style-name="P20">RESEARCH EXPERIENCE</text:p>
      <text:p text:style-name="P11"><text:span text:style-name="T16">Hyperdimensional Computing on Embedded Systems</text:span><text:span text:style-name="T15"><text:tab/></text:span><text:span text:style-name="T20"><text:tab/><text:tab/><text:tab/> <text:s text:c="7"/></text:span><text:span text:style-name="T7">October 2019 – Present</text:span><text:span text:style-name="T6"> </text:span></text:p>
      <text:p text:style-name="P3">Advisor: Tajana Rosing, UCSD</text:p>
      <text:list xml:id="list210707141484985" text:continue-list="list210706232793467" text:style-name="WWNum1">
        <text:list-item>
          <text:p text:style-name="P32"><text:span text:style-name="T46">Tested the performance of </text:span><text:span text:style-name="T44">Hyperdimensional Computing </text:span><text:span text:style-name="T46">to classify angle values from line images </text:span><text:span text:style-name="T47">against </text:span><text:span text:style-name="T44">SVM </text:span><text:span text:style-name="T46">and </text:span><text:span text:style-name="T44">Linear Regression</text:span></text:p>
        </text:list-item>
        <text:list-item>
          <text:p text:style-name="P32">Observed <text:span text:style-name="T44">3-8x speedup </text:span><text:span text:style-name="T46">in train and prediction as well as </text:span><text:span text:style-name="T44">115x </text:span><text:span text:style-name="T45">lower</text:span><text:span text:style-name="T44"> </text:span><text:span text:style-name="T46">in Mean Absolute Error</text:span></text:p>
        </text:list-item>
      </text:list>
      <text:p text:style-name="P19"/>
      <text:p text:style-name="P18"><text:span text:style-name="T40">SKILLS</text:span><text:tab/> </text:p>
      <text:p text:style-name="P13"><text:span text:style-name="T4">Programming &amp; Languages:</text:span><text:span text:style-name="T20"><text:tab/></text:span><text:span text:style-name="T7">Python, SQL, JS</text:span><text:span text:style-name="T8">X, TypeScript</text:span><text:span text:style-name="T7">, Java, C/C++</text:span></text:p>
      <text:p text:style-name="P13"><text:span text:style-name="T4">Frameworks &amp; Libraries:<text:tab/></text:span><text:span text:style-name="T6">MS Excel, pandas, matplotlib, scikit-learn, </text:span><text:span text:style-name="T14">keras</text:span><text:span text:style-name="T6">, </text:span><text:span text:style-name="T12">YouTube </text:span><text:span text:style-name="T6">API</text:span></text:p>
      <text:p text:style-name="P13"><text:span text:style-name="T4">Tools &amp; Methodologies:</text:span><text:span text:style-name="T20"> <text:tab/></text:span><text:span text:style-name="T7">Unix/Linux, Git, </text:span><text:span text:style-name="T10">TravisCI</text:span><text:span text:style-name="T7">, Agile/scrum</text:span><text:span text:style-name="T20"> </text:span></text:p>
      <text:p text:style-name="P13"><text:span text:style-name="T4">OS:</text:span><text:span text:style-name="T20"> <text:tab/></text:span><text:span text:style-name="T7">Windows, Linux</text:span></text:p>
      <text:p text:style-name="P13"><text:span text:style-name="T5">Extracurriculars</text:span><text:span text:style-name="T4">:<text:tab/></text:span><text:span text:style-name="T34">Project Lead </text:span><text:span text:style-name="T35">@ DS3: Data Science Society</text:span><text:span text:style-name="T34">, Software Developer</text:span><text:span text:style-name="T35"> @ Triton Software Engineering </text:span><text:bookmark-end text:name="_Hlk3139338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Bullet" style:display-name="List Bullet" style:family="paragraph" style:parent-style-name="Standard" style:default-outline-level="">
      <style:paragraph-properties fo:margin-top="0in" fo:margin-bottom="0.1665in" loext:contextual-spacing="true" fo:line-height="120%"/>
      <style:text-properties fo:color="#404040" style:font-name-asian="Calibri1" style:font-family-asian="Calibri" style:font-family-generic-asian="system" style:font-pitch-asian="variable" style:language-asian="ja" style:country-asian="JP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3in" fo:text-indent="-0.15in" fo:margin-left="0.3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0.6in" fo:text-indent="-0.15in" fo:margin-left="0.6in"/>
        </style:list-level-properties>
        <style:text-properties style:font-name="Courier New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0.9in" fo:text-indent="-0.15in" fo:margin-left="0.9in"/>
        </style:list-level-properties>
        <style:text-properties style:font-name="Wingdings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in" fo:text-indent="-0.15in" fo:margin-left="1.2in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1.5in" fo:text-indent="-0.15in" fo:margin-left="1.5in"/>
        </style:list-level-properties>
        <style:text-properties style:font-name="Courier New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.8in" fo:text-indent="-0.15in" fo:margin-left="1.8in"/>
        </style:list-level-properties>
        <style:text-properties style:font-name="Wingdings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2.1in" fo:text-indent="-0.15in" fo:margin-left="2.1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4in" fo:text-indent="-0.15in" fo:margin-left="2.4in"/>
        </style:list-level-properties>
        <style:text-properties style:font-name="Courier New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2.7in" fo:text-indent="-0.15in" fo:margin-left="2.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in" fo:margin-bottom="0.5in" fo:margin-left="0.5in" fo:margin-right="0.5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Loc Vu</meta:initial-creator>
    <meta:editing-cycles>36</meta:editing-cycles>
    <meta:print-date>2019-10-07T01:54:00</meta:print-date>
    <meta:creation-date>2019-10-06T19:04:00</meta:creation-date>
    <dc:date>2020-06-03T21:06:30.758805640</dc:date>
    <dc:language>en-US</dc:language>
    <meta:editing-duration>PT10H2M40S</meta:editing-duration>
    <meta:generator>LibreOffice/6.3.5.2$Linux_X86_64 LibreOffice_project/30$Build-2</meta:generator>
    <meta:document-statistic meta:table-count="0" meta:image-count="0" meta:object-count="0" meta:page-count="1" meta:paragraph-count="42" meta:word-count="403" meta:character-count="3000" meta:non-whitespace-character-count="25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